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1cm" svg:stroke-color="#00b8ff" draw:marker-start-width="0.35cm" draw:marker-end-width="0.35cm" draw:fill="solid" draw:fill-color="#e6e6ff"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width="0.1cm" svg:stroke-color="#00b8ff" draw:marker-start-width="0.35cm" draw:marker-end-width="0.35cm" draw:fill="solid" draw:fill-color="#e6e6ff" draw:textarea-horizontal-align="justify" draw:textarea-vertical-align="middle" draw:auto-grow-height="false" fo:min-height="0cm" fo:min-width="0cm" fo:padding-top="0.175cm" fo:padding-bottom="0.175cm" fo:padding-left="0.3cm" fo:padding-right="0.3cm" fo:wrap-option="no-wrap"/>
    </style:style>
    <style:style style:name="gr3" style:family="graphic" style:parent-style-name="standard">
      <style:graphic-properties svg:stroke-width="0.1cm" svg:stroke-color="#00b8ff" draw:marker-start-width="0.35cm" draw:marker-end-width="0.35cm" draw:fill="solid" draw:fill-color="#e6e6ff" draw:textarea-horizontal-align="justify" draw:textarea-vertical-align="middle" draw:auto-grow-height="fals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4cm" svg:height="7cm" svg:x="3.5cm" svg:y="1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draw:layer="layout" svg:width="12cm" svg:height="4cm" svg:x="4.5cm" svg:y="5.5cm">
            <text:p text:style-name="P2"><text:span text:style-name="T1">Acceso de usuarios</text:span></text:p>
            <text:p text:style-name="P2"><text:span text:style-name="T1">(Solicitudes de client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12cm" svg:height="2cm" svg:x="4.5cm" svg:y="11.5cm">
            <text:p text:style-name="P2"><text:span text:style-name="T1">Portal Deliverance</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1.5cm" svg:height="3cm" svg:x="9.5cm" svg:y="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12cm" svg:height="2cm" svg:x="4.5cm" svg:y="14.6cm">
            <text:p text:style-name="P2"><text:span text:style-name="T1">Portal con Plone/Cyn.in</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1.5cm" svg:height="1.927cm" svg:x="9.5cm" svg:y="13.07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VE"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11-25T17:22:18</meta:creation-date>
    <dc:date>2011-11-25T17:32:27</dc:date>
    <meta:editing-duration>PT00H10M10S</meta:editing-duration>
    <meta:editing-cycles>2</meta:editing-cycles>
    <meta:generator>OpenOffice.org/3.2$Unix OpenOffice.org_project/320m19$Build-9505</meta:generator>
    <meta:document-statistic meta:object-count="7"/>
  </office:meta>
</office:document-meta>
</file>